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language="en" fo:country="GB" officeooo:paragraph-rsid="000d0271"/>
    </style:style>
    <style:style style:name="P2" style:family="paragraph" style:parent-style-name="Preformatted_20_Text">
      <style:text-properties fo:language="en" fo:country="GB" officeooo:rsid="000d0271" officeooo:paragraph-rsid="000d0271"/>
    </style:style>
    <style:style style:name="P3" style:family="paragraph" style:parent-style-name="Preformatted_20_Text">
      <style:paragraph-properties fo:text-align="center" style:justify-single-word="false"/>
      <style:text-properties fo:language="en" fo:country="GB" fo:font-weight="bold" officeooo:rsid="000d0271" officeooo:paragraph-rsid="000d0271" style:font-weight-asian="bold" style:font-weight-complex="bold"/>
    </style:style>
    <style:style style:name="T1" style:family="text">
      <style:text-properties officeooo:rsid="000d0271"/>
    </style:style>
    <style:style style:name="T2" style:family="text">
      <style:text-properties officeooo:rsid="000e1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 time to say hello</text:p>
      <text:p text:style-name="P2"/>
      <text:p text:style-name="P2">The clock rings in front of me. Five o'clock. The hands never stop, they run tirelessly around the face. And yet, it seems to me that the time stopped. How long have I been here ? I cannot say, some weeks, some months maybe. And during all this time I have had nothing to do, except looking at this clock. But I have lost track of time. Here, the lights can be turned on anytime, regardless of the hour. One can never know whether it is the day or the night, the only hint is the clock, but it may be broken, there is no way to be sure. I used to have a beautiful watch from my grand father, but of course they took it away from me when I arrived here. Quarter past five. Is it five am or five pm ? How strange it is not to be able to know the hour when you used to care so much about time. And I had always been on time, except one day, that day when everything changed.</text:p>
      <text:p text:style-name="P2"/>
      <text:p text:style-name="P2">My name is Bart Hibitew. I lived in a pretty house near London, with all the comfort I needed. I had a great garden, with a vegetable garden where I used to grow tomatoes, radish and carrots. I loved to spend my time off cultivating these vegetables and cooking them. They were delicious. The house also had a lovely living room with a fireplace, where I liked to spend my winter evenings, reading quietly, as I had no wife or children to bother me.</text:p>
      <text:p text:style-name="P2"/>
      <text:p text:style-name="P2">And now here I am, in this cold empty cell, looking at the clock through the bars. And I do not have fresh vegetable to eat anymore. Usually they come once a day, with some food they just get out of the can. It does not look like or taste like food, it is just some kind of mash made with all the things that nobody wants to eat. And they bring it to me when they whenever they think of it. It can be the morning or the evening they do not care, as long as I a not dying of starvation. What did I do to deserve that ?</text:p>
      <text:p text:style-name="P2"/>
      <text:p text:style-name="P2">Each morning I would wake up at six o'clock. I had some kind of internal clock which would wake me up always at the right time. Then I would have a good breakfast to be in shape all the day, and I would leave my house after a short glance through the looking glass to be sure that I was fit to be seen. I worked as a chamberlain for an honourable family. They were of some royal line, and had a lot of servant who were under my command. I was very proud of my job and I did it very seriously. I think that is why I managed to keep this job so long while the master's wife was not used to keep a chamberlain more than a few weeks. They had a beautiful house with many rooms and a huge garden where the mistress of the house would organize parties when her husband was working. She had no true friends, but her name attracted all the aspiring people of the region, who were quite numerous. They used to have tea and play cards in the living room during winter, and to play croquet in the garden when the summer came.</text:p>
      <text:p text:style-name="P2"/>
      <text:p text:style-name="P2">How long has it been since I saw the sun for the last time ? The first days when I was here, they allowed me to go out of my cell once a day. For ten or fifteen minutes, I could enjoy the sight of the sun and the fresh air of the wind. But weeks after weeks the walks became sparse and now I am not sure of being able to remember what the sun looks like or what the wind feels like. Why am I here ? I have never hurt anybody. I would not be able to hurt someone even if I wanted so, I am far to small and light. And I have always had a behaviour beyond reproach, so why did they imprison me ? I have already spend weeks there and I don't know how many I will have to spend again, looking at this clock. I think I would have preferred to be off with my head instead of being in that cell, with that clock and all my questions without answer. Nobody never comes visiting me and I spend my days alone with my thoughts, trying to find when things began to go wrong.</text:p>
      <text:p text:style-name="P2"/>
      <text:p text:style-name="P1"><text:span text:style-name="T1">Maybe I should have seen this happening. I had never been late in my whole life, my internal clock had always waken me on time, except that day. I should have seen it as a warning, but I was really in a stew -the first time of my life I was overdue- and I didn't take it into account. I jumped out of my bed, put on the first clothes I found, caught my jacket and I ran in the street, without </text:span><text:soft-page-break/><text:span text:style-name="T1">taking the time to look at my appearance in the mirror. Happily, the master was already gone when I arrived and his wife was still sleeping, so nobody noticed my lateness except the cat. It was just a cat, it couldn't say anything to anybody, but I can swear it had an expression like a grin when it saw me sweating in my jacket, trying to catch my breath. I know they were not rational thoughts but this cat had always frightened me and I was worried it could find a way to tell his mistress about my lateness.</text:span></text:p>
      <text:p text:style-name="P2"/>
      <text:p text:style-name="P1"><text:span text:style-name="T1">At least here I am safe from its claws. The clock rings. Six o'clock. I have not looked at the clock for the past three quarters, that is a feat. But the only thing that can make me forgetting about the clock is thinking about what happened, and now I am left with all my questions. How long will I be kept here ? Why am I here ? Why do they keep me alone ? I am not dangerous, but I am suffering from loneliness. Sometimes when there were too many people making a lot of noise, I was thinking of moving away, living alone in a </text:span><text:span text:style-name="T2">quiet</text:span><text:span text:style-name="T1"> place, but I have change my mind. Please, let me see someone, I am tired of having this clock for only companion. Give me at least my grandfather's watch back if you want to let me alone.</text:span></text:p>
      <text:p text:style-name="P2"/>
      <text:p text:style-name="P1"><text:span text:style-name="T1">In fact this may have be the first signal. The day before, my watch broke down. As I have already said, it was a beautiful watch I got from my grandfather and I cared a lot about it. I had a </text:span><text:span text:style-name="T2">neighbour</text:span><text:span text:style-name="T1"> who had been watchmaker - he was now retired and had a crazy passion for hats - so I immediately brought him my watch. I had to bear for all his chatter when he was working but at least he succeeded to fix it. There were not more than two hours between the time when I noticed my watch was broken and the time when I was back in my house with my watch fixed, so this event did not really worry me. I should have been on guard, but I just spent my evening quietly, as I always do. Maybe I didn't want to see it - the broken watch, the lateness. I had always had a quiet life and I didn't want it to change.</text:span></text:p>
      <text:p text:style-name="P2"/>
      <text:p text:style-name="P1"><text:span text:style-name="T1">There was a girl, she used to bring me my meal at the </text:span><text:span text:style-name="T2">beginning</text:span><text:span text:style-name="T1">, but now it is almost always the man who brings it to me. He is the only </text:span><text:span text:style-name="T2">person</text:span><text:span text:style-name="T1"> I see during the whole day. Henry Liddell, an impressive man with a small moustache. He is always wearing a jacket, like I used to do. He is not a bad man but he never talks to me. He just puts my meal on the floor and goes back, without speaking or even looking at me. It is like if I wasn't there. But if I wasn't there you would not bring food Henry, would you ? So please, look at me. I am tired of feeling alone even when you are there. </text:span></text:p>
      <text:p text:style-name="P1"><text:span text:style-name="T1">There was this girl, I liked her. Of course it is because of her I am here, so I hated her during the first days, but it is not the case anymore -maybe it is the Stockholm </text:span><text:span text:style-name="T2">syndrome.</text:span><text:span text:style-name="T1"> There was at least one thing that made me like her : she has been the only one talking to me since I am </text:span><text:span text:style-name="T2">imprisoned.</text:span><text:span text:style-name="T1"> The two others act like if I was not there and this makes me feel very lonely and despaired. But she talked to me. It was just a few minutes per day, but during this time I felt alive again. She was not always nice to me, sometimes she called me with ridiculous names, or she reprimanded me, but at least she was acting like if I was alive. These few minutes really were the best moments of my days. I would spend 23 hours and 55 minutes a day, looking at the clock, waiting for her. But it has been a long time since I saw her. I think she end up being bored by me. Maybe she thought I would answer her. I tried but I did not manage to speak here, I can only think. I am doomed to be my only interlocutor. But that is not a reason to act like if I was not there!</text:span></text:p>
      <text:p text:style-name="P2"/>
      <text:p text:style-name="P1"><text:span text:style-name="T1">I saw that girl for the first time while I was </text:span><text:span text:style-name="T2">running</text:span><text:span text:style-name="T1"> in the street, after oversleeping. She was nine or ten, blond, with a lovely blue dress and quite tall for her age. I don't know why I noticed her, whereas I was in a hurry. She had a strange behaviour, like if she was lost. But I could not stop to help her, I had to rush. What is more, she had not to go so far if she was not able to go back after. So I went on running, and thanks to that I was only ten minutes late to work and nobody noticed it. I spent all my morning organising the party my mistress wanted to have during the afternoon. I verified that the cooks were </text:span><text:soft-page-break/><text:span text:style-name="T1">doing their job, and that the gardeners had made a beautiful garde</text:span><text:span text:style-name="T2">n</text:span><text:span text:style-name="T1">. It was the first sunny days of spring and the lady was likely to want to play croquet with her guests. I thought everything was right. However, at the begin</text:span><text:span text:style-name="T2">n</text:span><text:span text:style-name="T1">ing </text:span><text:span text:style-name="T2">o</text:span><text:span text:style-name="T1">f the afternoon, I noticed that the first roses that were coming up on the rose bush</text:span><text:span text:style-name="T2">e</text:span><text:span text:style-name="T1">s were white. They were rose bush</text:span><text:span text:style-name="T2">e</text:span><text:span text:style-name="T1">s we had planted a few months before, and the lady had insisted on the fact that she wanted red roses. I called the gardeners but they were as surprised as me by the </text:span><text:span text:style-name="T2">colour</text:span><text:span text:style-name="T1"> of the roses. Nobody had a solution, except one of them who stupidly suggested that we could paint all the white roses in red. As there was no clever suggestion, we decided first to cut all the roses so that the lady would not notice them during the party, and then to try to find a solution before the next party. I was </text:span><text:span text:style-name="T2">cutting</text:span><text:span text:style-name="T1"> the roses when I saw the girl again. She still looked lost and she was entering the property. I hurried to tell her to go back before the mistress of the house saw her. She did not like people who enter the property without her agreement, and was easily angry. Moreover, I had already had enough problems for the day with my lateness of the morning -which I was sure the cat had found a way to tell her- and the roses which turned out to be white instead of red. I was already pretty sure I would lose my job, but I did not want to lose more. While I was explaining all that to the girl, trying to make her go away, she looked at me with a smile, caught me by the ears and run away from the property. I was relieved that she exited the garden, but when I asked her why she was bringing me with her she did not answer.</text:span></text:p>
      <text:p text:style-name="P2"/>
      <text:p text:style-name="P2">Here she comes, with my meal. It has been weeks since I saw her and today she comes. I should think of her more often if it makes her come.</text:p>
      <text:p text:style-name="P2">"Here is your food mister rabbit! <text:s/>You still don't talk, do you ?"</text:p>
      <text:p text:style-name="P2">"Of course not Alice, I cannot talk in this world. If I could I would have asked you all the questions that have occupied my mind for months now."</text:p>
      <text:p text:style-name="P1"><text:span text:style-name="T1">"Everyone says that I am a </text:span><text:span text:style-name="T2">liar</text:span><text:span text:style-name="T1"> because of you. I told them I had a speaking rabbit but in fact you were just an ordinary rabbit."</text:span></text:p>
      <text:p text:style-name="P2">"I am not ordinary, I am chamberlain."</text:p>
      <text:p text:style-name="P2">"Well, if you don't want to talk you have nothing to do there anymore."</text:p>
      <text:p text:style-name="P2"/>
      <text:p text:style-name="P1"><text:span text:style-name="T1">She opens the cage's door and catches me by the ears again. She brings me in front of the clock, always hanging by my ears. Twenty to seven. Why does she bring me here ? I know this clock. Well, maybe not in fact. There is somet</text:span><text:span text:style-name="T2">h</text:span><text:span text:style-name="T1">ing behind the hands I had never seen before. This is very small, but it is my room, I am pretty sure. And in the bed, I am sleeping.</text:span></text:p>
      <text:p text:style-name="P2"/>
      <text:p text:style-name="P2">I open my eyes. I am in my bed, in my house, in my world. Was it just a bad dream ? Here is my watch. Twenty to seven! I am late. No time to say hello good bye, I'm late I'm late I'm 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5T22:37:50</dc:date>
    <dc:creator>Patapouf </dc:creator>
    <meta:generator>LibreOffice/4.0.2.2$Linux_x86 LibreOffice_project/400m0$Build-2</meta:generator>
    <meta:editing-duration>PT1H3M14S</meta:editing-duration>
    <meta:editing-cycles>3</meta:editing-cycles>
    <meta:document-statistic meta:table-count="0" meta:image-count="0" meta:object-count="0" meta:page-count="3" meta:paragraph-count="20" meta:word-count="2329" meta:character-count="11349" meta:non-whitespace-character-count="9038"/>
  </office:meta>
</office:document-meta>
</file>